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63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0" style:family="paragraph" style:parent-style-name="Standard">
      <style:text-properties fo:color="#000000" fo:font-size="11pt" fo:language="en" fo:country="US" style:font-size-asian="11pt"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100131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6" style:family="paragraph" style:parent-style-name="Table_20_Contents">
      <style:paragraph-properties fo:margin-left="0cm" fo:margin-right="0cm" fo:text-indent="0cm" style:auto-text-indent="false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paragraph-rsid="001f71ef"/>
    </style:style>
    <style:style style:name="P27" style:family="paragraph" style:parent-style-name="Text_20_body">
      <style:text-properties fo:color="#000000"/>
    </style:style>
    <style:style style:name="P28" style:family="paragraph" style:parent-style-name="Text_20_body">
      <style:text-properties fo:color="#000000" fo:font-weight="bold" style:font-weight-asian="bold" style:font-weight-complex="bold"/>
    </style:style>
    <style:style style:name="P29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30" style:family="paragraph" style:parent-style-name="Table">
      <style:paragraph-properties fo:keep-with-next="always"/>
      <style:text-properties fo:color="#000000"/>
    </style:style>
    <style:style style:name="P31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32" style:family="paragraph" style:parent-style-name="Heading_20_1">
      <style:paragraph-properties fo:break-before="page"/>
      <style:text-properties fo:color="#000000"/>
    </style:style>
    <style:style style:name="P33" style:family="paragraph" style:parent-style-name="Heading_20_2">
      <style:text-properties fo:color="#000000"/>
    </style:style>
    <style:style style:name="P34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35" style:family="paragraph" style:parent-style-name="Heading_20_2">
      <style:paragraph-properties fo:break-before="page"/>
      <style:text-properties fo:color="#000000"/>
    </style:style>
    <style:style style:name="P36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7" style:family="paragraph" style:parent-style-name="Standard">
      <style:text-properties fo:color="#000000" officeooo:rsid="0029e67d" officeooo:paragraph-rsid="0029e67d" style:language-asian="ru" style:country-asian="RU" style:language-complex="ar" style:country-complex="SA"/>
    </style:style>
    <style:style style:name="P38" style:family="paragraph" style:parent-style-name="Standard">
      <style:text-properties fo:color="#000000" officeooo:rsid="002b1799" officeooo:paragraph-rsid="002b1799" style:language-asian="ru" style:country-asian="RU" style:language-complex="ar" style:country-complex="SA"/>
    </style:style>
    <style:style style:name="P39" style:family="paragraph" style:parent-style-name="Table_20_Contents" style:list-style-name="L1">
      <style:text-properties fo:color="#000000" fo:font-size="12pt" style:font-size-asian="12pt"/>
    </style:style>
    <style:style style:name="P40" style:family="paragraph" style:parent-style-name="Text_20_body">
      <style:text-properties fo:color="#000000" officeooo:rsid="0029e67d" officeooo:paragraph-rsid="0029e67d" style:language-asian="ru" style:country-asian="RU" style:language-complex="ar" style:country-complex="SA"/>
    </style:style>
    <style:style style:name="P41" style:family="paragraph" style:parent-style-name="Text_20_body">
      <style:text-properties fo:color="#000000" officeooo:rsid="0030d23d" officeooo:paragraph-rsid="0030d23d"/>
    </style:style>
    <style:style style:name="P42" style:family="paragraph" style:parent-style-name="Text_20_body">
      <style:text-properties officeooo:paragraph-rsid="002db3b4"/>
    </style:style>
    <style:style style:name="P43" style:family="paragraph" style:parent-style-name="Text_20_body">
      <style:text-properties officeooo:paragraph-rsid="002e9620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27dccb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officeooo:rsid="00100131"/>
    </style:style>
    <style:style style:name="T10" style:family="text">
      <style:text-properties fo:color="#000000" officeooo:rsid="001c18e6"/>
    </style:style>
    <style:style style:name="T11" style:family="text">
      <style:text-properties fo:color="#000000" officeooo:rsid="002db3b4"/>
    </style:style>
    <style:style style:name="T12" style:family="text">
      <style:text-properties fo:color="#000000" officeooo:rsid="002e9620"/>
    </style:style>
    <style:style style:name="T13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15" style:family="text">
      <style:text-properties fo:language="en" fo:country="US" officeooo:rsid="001964d6"/>
    </style:style>
    <style:style style:name="T16" style:family="text">
      <style:text-properties fo:language="en" fo:country="US" officeooo:rsid="001975eb"/>
    </style:style>
    <style:style style:name="T17" style:family="text">
      <style:text-properties officeooo:rsid="001964d6"/>
    </style:style>
    <style:style style:name="T18" style:family="text">
      <style:text-properties officeooo:rsid="001975eb"/>
    </style:style>
    <style:style style:name="T19" style:family="text">
      <style:text-properties officeooo:rsid="001a9f2b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1c18e6" style:font-size-asian="14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Название_20_книги"><text:span text:style-name="T1">отчет</text:span></text:span></text:p>
      <text:p text:style-name="P11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3</text:span></text:span></text:p>
      <text:p text:style-name="P11"><text:span text:style-name="Основной_20_шрифт_20_абзаца"><text:span text:style-name="T3">по дисциплине «Алгоритмы и структуры данных»</text:span></text:span></text:p>
      <text:p text:style-name="P11"><text:span text:style-name="Название_20_книги"><text:span text:style-name="T13">Тема: </text:span></text:span><text:span text:style-name="Название_20_книги"><text:span text:style-name="T14">Деревь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2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35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9">работы с деревьями</text:span></text:span><text:span text:style-name="Основной_20_шрифт_20_абзаца"><text:span text:style-name="T7">.</text:span></text:span></text:p>
      <text:p text:style-name="P27"/>
      <text:h text:style-name="P33" text:outline-level="2">Задание.</text:h>
      <text:p text:style-name="P40">4 в) </text:p>
      <text:p text:style-name="Standard"/>
      <text:h text:style-name="P33" text:outline-level="2">Основные теоретические положения.</text:h>
      <text:p text:style-name="P37">Бинарное дерево – дерево, где у каждого узла есть 2 поддерева и в каждом узле хранится по одному значению.</text:p>
      <text:p text:style-name="P38">Векторное представление бинарного дерева – одномерный массив, хранящий все значения узлов дерева сверху вниз, слева направо, в т.ч. пустые узлы.</text:p>
      <text:p text:style-name="P7"/>
      <text:h text:style-name="P33" text:outline-level="2">Функции и структуры данных.</text:h>
      <text:p text:style-name="P42"><text:span text:style-name="Основной_20_шрифт_20_абзаца"><text:span text:style-name="T11">Создан класс бинарного дерева, при инициализации которого создается пустое дерево заданной глубины. Для добавления значений в узлах создаются 2 метода, для добавления значения по адресу в дереве и по адресу в массиве.</text:span></text:span></text:p>
      <text:p text:style-name="P42"><text:span text:style-name="Основной_20_шрифт_20_абзаца"><text:span text:style-name="T11"/></text:span></text:p>
      <text:p text:style-name="P43"><text:span text:style-name="Основной_20_шрифт_20_абзаца"><text:span text:style-name="T12">Создается метод, считающий количество переданного элемента в дереве рекурсивным методом. (очевидно проще и быстрее было бы просто пройти по массиву, хранящему значения в дереве, воспользовавшись преимуществом такой структуры дерева, но условие лабораторной запрещает не использование рекурсии). Чтобы реализовать рекурсию отслеживается номер узла в массиве, и при рекурсивном переходе этот номер меняется на номер левого и правого поддерева.<text:line-break/><text:tab/>Позже из этого метода очевидно выводится метод проверки существования 2х элементов в дереве.</text:span></text:span></text:p>
      <text:p text:style-name="P29"/>
      <text:p text:style-name="P28">Описание алгоритма.</text:p>
      <text:p text:style-name="P41">Метод применяется к дереву, в переменных которого за исключением искомого значения хранится номер ячейки массива, узел которого <text:soft-page-break/>рассматривается. Метод начинает работу в 0, после чего возвращает количество искомого элемента в ячейке где он находится и в рекурсивных вызовах функции в левом и правом поддереве. Номер ячейки левого и правого поддерева находится по формулам x^2 + 1, x^2 + 2, и реализуется сдвигом влево. Каждый раз при вызове метода проверяется, что ячейка с таким номером существует в принципе, и если ее нет, то возвращается 0 (очевидно в пустом поддереве нет ни одного искомого элемента).</text:p>
      <text:p text:style-name="P27"/>
      <text:h text:style-name="P34" text:outline-level="2">Тестирование.</text:h>
      <text:p text:style-name="P27">Результаты тестирования представлены в табл. 1.</text:p>
      <text:p text:style-name="P30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7">№ п/п</text:p>
          </table:table-cell>
          <table:table-cell table:style-name="Таблица2.A1" office:value-type="string">
            <text:p text:style-name="P17">Входные данные</text:p>
          </table:table-cell>
          <table:table-cell table:style-name="Таблица2.A1" office:value-type="string">
            <text:p text:style-name="P17">Выходные данные</text:p>
          </table:table-cell>
          <table:table-cell table:style-name="Таблица2.D1" office:value-type="string">
            <text:p text:style-name="P17">Комментарии</text:p>
          </table:table-cell>
        </table:table-row>
        <table:table-row>
          <table:table-cell table:style-name="Таблица2.A2" office:value-type="string">
            <text:list xml:id="list3539771384" text:style-name="L1">
              <text:list-item>
                <text:p text:style-name="P39"/>
              </text:list-item>
            </text:list>
          </table:table-cell>
          <table:table-cell table:style-name="Таблица2.A2" office:value-type="string">
            <text:p text:style-name="P21"/>
          </table:table-cell>
          <table:table-cell table:style-name="Таблица2.A2" office:value-type="string">
            <text:p text:style-name="P22"/>
          </table:table-cell>
          <table:table-cell table:style-name="Таблица2.D2" office:value-type="string">
            <text:p text:style-name="P16"><text:span text:style-name="Основной_20_шрифт_20_абзаца"><text:span text:style-name="T8"><text:s/></text:span></text:span></text:p>
          </table:table-cell>
        </table:table-row>
        <table:table-row>
          <table:table-cell table:style-name="Таблица2.A2" office:value-type="string">
            <text:list xml:id="list160905288292592" text:continue-numbering="true" text:style-name="L1">
              <text:list-item>
                <text:p text:style-name="P39"/>
              </text:list-item>
            </text:list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2"/>
          </table:table-cell>
          <table:table-cell table:style-name="Таблица2.D2" office:value-type="string">
            <text:p text:style-name="P19"/>
          </table:table-cell>
        </table:table-row>
        <table:table-row>
          <table:table-cell table:style-name="Таблица2.A2" office:value-type="string">
            <text:list xml:id="list160904337519542" text:continue-numbering="true" text:style-name="L1">
              <text:list-item>
                <text:p text:style-name="P39"/>
              </text:list-item>
            </text:list>
          </table:table-cell>
          <table:table-cell table:style-name="Таблица2.A2" office:value-type="string">
            <text:p text:style-name="P22"/>
          </table:table-cell>
          <table:table-cell table:style-name="Таблица2.A2" office:value-type="string">
            <text:p text:style-name="P21"/>
          </table:table-cell>
          <table:table-cell table:style-name="Таблица2.D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8">4.</text:p>
          </table:table-cell>
          <table:table-cell table:style-name="Таблица2.A2" office:value-type="string">
            <text:p text:style-name="P24"><text:span text:style-name="Основной_20_шрифт_20_абзаца"><text:span text:style-name="T15"/></text:span></text:p>
          </table:table-cell>
          <table:table-cell table:style-name="Таблица2.A2" office:value-type="string">
            <text:p text:style-name="P26"/>
          </table:table-cell>
          <table:table-cell table:style-name="Таблица2.D2" office:value-type="string">
            <text:p text:style-name="P20"/>
          </table:table-cell>
        </table:table-row>
        <table:table-row>
          <table:table-cell table:style-name="Таблица2.A2" office:value-type="string">
            <text:p text:style-name="P18">5.</text:p>
          </table:table-cell>
          <table:table-cell table:style-name="Таблица2.A2" office:value-type="string">
            <text:p text:style-name="P24"><text:span text:style-name="Основной_20_шрифт_20_абзаца"><text:span text:style-name="T15"/></text:span></text:p>
          </table:table-cell>
          <table:table-cell table:style-name="Таблица2.A2" office:value-type="string">
            <text:p text:style-name="P16"/>
          </table:table-cell>
          <table:table-cell table:style-name="Таблица2.D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18">6.</text:p>
          </table:table-cell>
          <table:table-cell table:style-name="Таблица2.A2" office:value-type="string">
            <text:p text:style-name="P25"><text:span text:style-name="Основной_20_шрифт_20_абзаца"><text:span text:style-name="T16"/></text:span></text:p>
          </table:table-cell>
          <table:table-cell table:style-name="Таблица2.A2" office:value-type="string">
            <text:p text:style-name="P23"/>
          </table:table-cell>
          <table:table-cell table:style-name="Таблица2.D2" office:value-type="string">
            <text:p text:style-name="P21"/>
          </table:table-cell>
        </table:table-row>
      </table:table>
      <text:p text:style-name="P7"/>
      <text:h text:style-name="P33" text:outline-level="2">Выводы.</text:h>
      <text:p text:style-name="P4">Был изучен алгоритм <text:span text:style-name="T19">обработки дерева</text:span>, была создана программа, которая <text:span text:style-name="T19">создает список всех вхождений одного дерева в другое</text:span>.</text:p>
      <text:p text:style-name="P4"/>
      <text:h text:style-name="P32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0">Beam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31">#include "Beam.h"</text:p>
      <text:p text:style-name="P31"/>
      <text:p text:style-name="P31">bool isBracketValid(int bracket)</text:p>
      <text:p text:style-name="P31">{</text:p>
      <text:p text:style-name="P31"><text:s text:c="4"/>return bracket != string::npos; // Contecst functions, fot better reading</text:p>
      <text:p text:style-name="P31">}</text:p>
      <text:p text:style-name="P31"/>
      <text:p text:style-name="P31">bool isPointerNull(Beam* p)</text:p>
      <text:p text:style-name="P31">{</text:p>
      <text:p text:style-name="P31"><text:s text:c="4"/>return p == nullptr;</text:p>
      <text:p text:style-name="P31">}</text:p>
      <text:p text:style-name="P31"/>
      <text:p text:style-name="P31">bool isPointersNulls(Beam* p1, Beam* p2)</text:p>
      <text:p text:style-name="P31">{</text:p>
      <text:p text:style-name="P31"><text:s text:c="4"/>return (isPointerNull(p1) &amp;&amp; isPointerNull(p2));</text:p>
      <text:p text:style-name="P31">}</text:p>
      <text:p text:style-name="P31"/>
      <text:p text:style-name="P31"/>
      <text:p text:style-name="P31"/>
      <text:p text:style-name="P31">int findMiddleComma(string input)</text:p>
      <text:p text:style-name="P31">{</text:p>
      <text:p text:style-name="P31"><text:s text:c="4"/>int openCounter = 0;</text:p>
      <text:p text:style-name="P31"><text:s text:c="4"/>int result;</text:p>
      <text:p text:style-name="P31"><text:s text:c="4"/>for (int i=0; i&lt;input.length(); i++)</text:p>
      <text:p text:style-name="P31"><text:s text:c="4"/>{</text:p>
      <text:p text:style-name="P31"><text:s text:c="8"/></text:p>
      <text:p text:style-name="P31"><text:s text:c="8"/>switch (input[i])</text:p>
      <text:p text:style-name="P31"><text:s text:c="8"/>{</text:p>
      <text:p text:style-name="P31"><text:s text:c="12"/>case '(': { openCounter++; break; }</text:p>
      <text:p text:style-name="P31"><text:s text:c="12"/>case ')': { openCounter--; break; }</text:p>
      <text:p text:style-name="P31"><text:s text:c="12"/>case ',':</text:p>
      <text:p text:style-name="P31"><text:s text:c="16"/>{</text:p>
      <text:p text:style-name="P31"><text:s text:c="20"/>if (openCounter == 1) result = i;</text:p>
      <text:p text:style-name="P31"><text:s text:c="20"/>break;</text:p>
      <text:p text:style-name="P31"><text:s text:c="16"/>}</text:p>
      <text:p text:style-name="P31"><text:s text:c="8"/>}</text:p>
      <text:p text:style-name="P31"><text:s text:c="4"/>}</text:p>
      <text:p text:style-name="P31"/>
      <text:p text:style-name="P31"><text:s text:c="4"/>if (openCounter != 0)</text:p>
      <text:p text:style-name="P31"><text:s text:c="4"/>{</text:p>
      <text:p text:style-name="P31"><text:s text:c="8"/>throw "Error: Invalid findMiddleComma call";</text:p>
      <text:p text:style-name="P31"><text:s text:c="8"/>// raise(SIGILL);</text:p>
      <text:p text:style-name="P31"><text:s text:c="8"/>return -1; // Ugly error handle, due to the requirements</text:p>
      <text:p text:style-name="P31"><text:s text:c="4"/>}</text:p>
      <text:p text:style-name="P31"/>
      <text:p text:style-name="P31"><text:s text:c="4"/>return result;</text:p>
      <text:p text:style-name="P31">}</text:p>
      <text:p text:style-name="P31"/>
      <text:p text:style-name="P31">Beam::Beam(string inputString)</text:p>
      <text:p text:style-name="P31"><text:soft-page-break/>{</text:p>
      <text:p text:style-name="P31"><text:s text:c="4"/>// Parsing is going inside of constructors</text:p>
      <text:p text:style-name="P31"><text:s text:c="4"/>if (inputString[0] != '(' &amp;&amp; inputString[inputString.size() -1] != ')')</text:p>
      <text:p text:style-name="P31"><text:s text:c="4"/>{</text:p>
      <text:p text:style-name="P31"><text:s text:c="8"/>throw "Error: Invalid Input";</text:p>
      <text:p text:style-name="P31"><text:s text:c="8"/>return;</text:p>
      <text:p text:style-name="P31"><text:s text:c="4"/>}</text:p>
      <text:p text:style-name="P31"/>
      <text:p text:style-name="P31"><text:s text:c="4"/>try</text:p>
      <text:p text:style-name="P31"><text:s text:c="4"/>{</text:p>
      <text:p text:style-name="P31"><text:s text:c="8"/>int massInput = -1, leverInput = -1;</text:p>
      <text:p text:style-name="P31"><text:s text:c="8"/>sscanf(inputString.c_str(), "(%d,%d)", &amp;massInput, &amp;leverInput);</text:p>
      <text:p text:style-name="P31"><text:s text:c="8"/>if (!(massInput == -1 || leverInput == -1))</text:p>
      <text:p text:style-name="P31"><text:s text:c="8"/>{</text:p>
      <text:p text:style-name="P31"><text:s text:c="12"/>beamUnion.values.mass = massInput;</text:p>
      <text:p text:style-name="P31"><text:s text:c="12"/>beamUnion.values.lever = leverInput;</text:p>
      <text:p text:style-name="P31"><text:s text:c="12"/>return;</text:p>
      <text:p text:style-name="P31"><text:s text:c="8"/>} <text:s text:c="2"/></text:p>
      <text:p text:style-name="P31"/>
      <text:p text:style-name="P31"><text:s text:c="8"/>int middleComma = findMiddleComma(inputString);</text:p>
      <text:p text:style-name="P31"><text:s text:c="8"/>string insides = inputString.substr(1, inputString.size() -2); // .substr(1, inputString.size() -1) on StackOverflow. It's not working for some reason.</text:p>
      <text:p text:style-name="P31"/>
      <text:p text:style-name="P31"><text:s text:c="8"/>string leftString = insides.substr(0, middleComma-1);</text:p>
      <text:p text:style-name="P31"><text:s text:c="8"/>string rightString = insides.substr(middleComma);</text:p>
      <text:p text:style-name="P31"/>
      <text:p text:style-name="P31"><text:s text:c="8"/>if (!(leftString.empty() || rightString.empty()))</text:p>
      <text:p text:style-name="P31"><text:s text:c="8"/>{</text:p>
      <text:p text:style-name="P31"><text:s text:c="12"/>beamUnion.pointers.Left = new Beam(leftString);</text:p>
      <text:p text:style-name="P31"><text:s text:c="12"/>beamUnion.pointers.Right = new Beam(rightString);</text:p>
      <text:p text:style-name="P31"><text:s text:c="12"/>return;</text:p>
      <text:p text:style-name="P31"><text:s text:c="8"/>}</text:p>
      <text:p text:style-name="P31"/>
      <text:p text:style-name="P31"><text:s text:c="8"/>throw "Error: Invalid Input";</text:p>
      <text:p text:style-name="P31"><text:s text:c="4"/>}</text:p>
      <text:p text:style-name="P31"><text:s text:c="4"/>catch (const char* msg)</text:p>
      <text:p text:style-name="P31"><text:s text:c="4"/>{</text:p>
      <text:p text:style-name="P31"><text:s text:c="8"/>throw msg;</text:p>
      <text:p text:style-name="P31"><text:s text:c="4"/>}</text:p>
      <text:p text:style-name="P31">}</text:p>
      <text:p text:style-name="P31"/>
      <text:p text:style-name="P31">Beam::Beam(const Beam &amp; beam) // Оператор копирования</text:p>
      <text:p text:style-name="P31">{</text:p>
      <text:p text:style-name="P31"><text:s text:c="4"/>if (!isPointersNulls(beam.beamUnion.pointers.Left, beam.beamUnion.pointers.Right))</text:p>
      <text:p text:style-name="P31"><text:s text:c="4"/>{</text:p>
      <text:p text:style-name="P31"><text:s text:c="8"/>beamUnion.pointers.Left = new Beam(*beam.beamUnion.pointers.Left); // Recursive copy</text:p>
      <text:p text:style-name="P31"><text:s text:c="8"/>beamUnion.pointers.Right = new Beam(*beam.beamUnion.pointers.Right);</text:p>
      <text:p text:style-name="P31"><text:s text:c="4"/>}</text:p>
      <text:p text:style-name="P31"/>
      <text:p text:style-name="P31"><text:s text:c="4"/>beamUnion.values.mass = beam.beamUnion.values.mass;</text:p>
      <text:p text:style-name="P31"><text:s text:c="4"/>beamUnion.values.lever = beam.beamUnion.values.lever;</text:p>
      <text:p text:style-name="P31">}</text:p>
      <text:p text:style-name="P31"/>
      <text:p text:style-name="P31">Beam::~Beam()</text:p>
      <text:p text:style-name="P31"><text:soft-page-break/>{</text:p>
      <text:p text:style-name="P31"><text:s text:c="4"/>if (!isPointerNull(beamUnion.pointers.Left))</text:p>
      <text:p text:style-name="P31"><text:s text:c="4"/>{</text:p>
      <text:p text:style-name="P31"><text:s text:c="8"/>delete (beamUnion.pointers.Left);</text:p>
      <text:p text:style-name="P31"><text:s text:c="4"/>}</text:p>
      <text:p text:style-name="P31"/>
      <text:p text:style-name="P31"><text:s text:c="4"/>if (!isPointerNull(beamUnion.pointers.Right))</text:p>
      <text:p text:style-name="P31"><text:s text:c="4"/>{</text:p>
      <text:p text:style-name="P31"><text:s text:c="8"/>delete (beamUnion.pointers.Right);</text:p>
      <text:p text:style-name="P31"><text:s text:c="4"/>}</text:p>
      <text:p text:style-name="P31">}</text:p>
      <text:p text:style-name="P31"/>
      <text:p text:style-name="P31">void Beam::view()</text:p>
      <text:p text:style-name="P31">{</text:p>
      <text:p text:style-name="P31"><text:s text:c="4"/>if (!isPointersNulls(beamUnion.pointers.Left, beamUnion.pointers.Right))</text:p>
      <text:p text:style-name="P31"><text:s text:c="4"/>{</text:p>
      <text:p text:style-name="P31"><text:s text:c="8"/>RECURSION_DEEPNESS++;</text:p>
      <text:p text:style-name="P31"><text:s text:c="8"/>beamUnion.pointers.Left-&gt;view();</text:p>
      <text:p text:style-name="P31"><text:s text:c="8"/>beamUnion.pointers.Right-&gt;view();</text:p>
      <text:p text:style-name="P31"><text:s text:c="8"/>RECURSION_DEEPNESS--;</text:p>
      <text:p text:style-name="P31"><text:s text:c="8"/>return;</text:p>
      <text:p text:style-name="P31"><text:s text:c="4"/>}</text:p>
      <text:p text:style-name="P31"/>
      <text:p text:style-name="P31"><text:s text:c="4"/>string recursionDeepnessSpaces(RECURSION_DEEPNESS*4, ' ');</text:p>
      <text:p text:style-name="P31"><text:s text:c="4"/>cout &lt;&lt; recursionDeepnessSpaces &lt;&lt; beamUnion.values.mass &lt;&lt; ' ' &lt;&lt; beamUnion.values.lever &lt;&lt; '\n';</text:p>
      <text:p text:style-name="P31">}</text:p>
      <text:p text:style-name="P31"/>
      <text:p text:style-name="P31">bool Beam::isEqual(Beam second)</text:p>
      <text:p text:style-name="P31">{</text:p>
      <text:p text:style-name="P31"><text:s text:c="4"/>// Not via overload of = because of specific usage</text:p>
      <text:p text:style-name="P31"><text:s text:c="4"/>if (!isPointersNulls(beamUnion.pointers.Left, beamUnion.pointers.Right) &amp;&amp;</text:p>
      <text:p text:style-name="P31"><text:s text:c="8"/>!isPointersNulls(second.beamUnion.pointers.Left, second.beamUnion.pointers.Right))</text:p>
      <text:p text:style-name="P31"><text:s text:c="4"/>{</text:p>
      <text:p text:style-name="P31"><text:s text:c="8"/>bool isLeftEq = (*beamUnion.pointers.Left).isEqual(*second.beamUnion.pointers.Left);</text:p>
      <text:p text:style-name="P31"><text:s text:c="8"/>bool isRightEq = (*beamUnion.pointers.Right).isEqual(*second.beamUnion.pointers.Right);</text:p>
      <text:p text:style-name="P31"><text:s text:c="8"/>return (isLeftEq &amp;&amp; isRightEq);</text:p>
      <text:p text:style-name="P31"><text:s text:c="4"/>}</text:p>
      <text:p text:style-name="P31"/>
      <text:p text:style-name="P31"><text:s text:c="4"/>bool isMassEq = beamUnion.values.mass == second.beamUnion.values.mass;</text:p>
      <text:p text:style-name="P31"><text:s text:c="4"/>bool isLeverEq = beamUnion.values.lever == second.beamUnion.values.lever; </text:p>
      <text:p text:style-name="P31"><text:s text:c="4"/>return (isMassEq &amp;&amp; isLeverEq);</text:p>
      <text:p text:style-name="P31">}</text:p>
      <text:p text:style-name="P31"/>
      <text:p text:style-name="P31">bool Beam::isContains(Beam second)</text:p>
      <text:p text:style-name="P31">{</text:p>
      <text:p text:style-name="P31"><text:s text:c="4"/>if (this-&gt;isEqual(second))</text:p>
      <text:p text:style-name="P31"><text:s text:c="4"/>{</text:p>
      <text:p text:style-name="P31"><text:s text:c="8"/>return true;</text:p>
      <text:p text:style-name="P31"><text:s text:c="4"/>}</text:p>
      <text:p text:style-name="P31"/>
      <text:p text:style-name="P31"><text:s text:c="4"/>if (!isPointersNulls(beamUnion.pointers.Left, beamUnion.pointers.Right))</text:p>
      <text:p text:style-name="P31"><text:s text:c="4"/>{</text:p>
      <text:p text:style-name="P31"><text:s text:c="8"/>bool isInLeft, isInRight;</text:p>
      <text:p text:style-name="P31"><text:soft-page-break/><text:s text:c="8"/>isInLeft = beamUnion.pointers.Left-&gt;isContains(second);</text:p>
      <text:p text:style-name="P31"><text:s text:c="8"/>isInRight = beamUnion.pointers.Right-&gt;isContains(second);</text:p>
      <text:p text:style-name="P31"><text:s text:c="8"/>return (isInLeft || isInRight);</text:p>
      <text:p text:style-name="P31"><text:s text:c="4"/>}</text:p>
      <text:p text:style-name="P31"><text:s text:c="4"/>return false;</text:p>
      <text:p text:style-name="P31">}</text:p>
      <text:p text:style-name="P31"/>
      <text:p text:style-name="P31">void Beam::isContainsListHandler(Beam second, string* result_ptr, string* currentlyAt_ptr)</text:p>
      <text:p text:style-name="P31">{</text:p>
      <text:p text:style-name="P31"><text:s text:c="4"/>// Adresses are strings, not mass of bytes because the only purpose -- the output, no more</text:p>
      <text:p text:style-name="P31"><text:s text:c="4"/>if (this-&gt;isEqual(second))</text:p>
      <text:p text:style-name="P31"><text:s text:c="4"/>{</text:p>
      <text:p text:style-name="P31"><text:s text:c="8"/>result_ptr-&gt;append(*currentlyAt_ptr);</text:p>
      <text:p text:style-name="P31"><text:s text:c="8"/>result_ptr-&gt;append(" ");</text:p>
      <text:p text:style-name="P31"><text:s text:c="8"/>*currentlyAt_ptr = currentlyAt_ptr-&gt;substr(0, currentlyAt_ptr-&gt;size() -1);</text:p>
      <text:p text:style-name="P31"><text:s text:c="8"/>return;</text:p>
      <text:p text:style-name="P31"><text:s text:c="4"/>}</text:p>
      <text:p text:style-name="P31"/>
      <text:p text:style-name="P31"><text:s text:c="4"/>if (!isPointersNulls(beamUnion.pointers.Left, beamUnion.pointers.Right))</text:p>
      <text:p text:style-name="P31"><text:s text:c="4"/>{</text:p>
      <text:p text:style-name="P31"><text:s text:c="8"/>currentlyAt_ptr-&gt;append("0");</text:p>
      <text:p text:style-name="P31"><text:s text:c="8"/>beamUnion.pointers.Left-&gt;isContainsListHandler(second, result_ptr, currentlyAt_ptr);</text:p>
      <text:p text:style-name="P31"/>
      <text:p text:style-name="P31"><text:s text:c="8"/>currentlyAt_ptr-&gt;append("1");</text:p>
      <text:p text:style-name="P31"><text:s text:c="8"/>beamUnion.pointers.Right-&gt;isContainsListHandler(second, result_ptr, currentlyAt_ptr);</text:p>
      <text:p text:style-name="P31"><text:s text:c="4"/>}</text:p>
      <text:p text:style-name="P31"/>
      <text:p text:style-name="P31"><text:s text:c="4"/>*currentlyAt_ptr = currentlyAt_ptr-&gt;substr(0, currentlyAt_ptr-&gt;size() -1);;</text:p>
      <text:p text:style-name="P31"><text:s text:c="4"/>return;</text:p>
      <text:p text:style-name="P31">}</text:p>
      <text:p text:style-name="P31"/>
      <text:p text:style-name="P31">string* Beam::isContainsList(Beam second)</text:p>
      <text:p text:style-name="P31">{</text:p>
      <text:p text:style-name="P31"><text:s text:c="4"/>auto result_ptr = new string;</text:p>
      <text:p text:style-name="P31"><text:s text:c="4"/>auto currentlyAt_ptr = new string;</text:p>
      <text:p text:style-name="P31"><text:s text:c="4"/>this-&gt;isContainsListHandler(second, result_ptr, currentlyAt_ptr);</text:p>
      <text:p text:style-name="P31"><text:s text:c="4"/>return result_ptr;</text:p>
      <text:p text:style-name="P31">}</text:p>
      <text:p text:style-name="P31"/>
      <text:p text:style-name="P31">void Beam::isContainsListHandlerWithOutput(Beam second, string* result_ptr, string* currentlyAt_ptr, int deepness)</text:p>
      <text:p text:style-name="P31">{</text:p>
      <text:p text:style-name="P31"><text:s text:c="4"/>string buffer(deepness, ' ');</text:p>
      <text:p text:style-name="P31"/>
      <text:p text:style-name="P31"><text:s text:c="4"/>if (this-&gt;isEqual(second))</text:p>
      <text:p text:style-name="P31"><text:s text:c="4"/>{</text:p>
      <text:p text:style-name="P31"><text:s text:c="8"/>cout &lt;&lt; buffer &lt;&lt; "Found the tree\n";</text:p>
      <text:p text:style-name="P31"><text:s text:c="8"/>result_ptr-&gt;append(*currentlyAt_ptr);</text:p>
      <text:p text:style-name="P31"><text:s text:c="8"/>result_ptr-&gt;append(" ");</text:p>
      <text:p text:style-name="P31"><text:s text:c="8"/>*currentlyAt_ptr = currentlyAt_ptr-&gt;substr(0, currentlyAt_ptr-&gt;size() -1);</text:p>
      <text:p text:style-name="P31"><text:s text:c="8"/>cout &lt;&lt; buffer &lt;&lt; "Go up, out of this node\n";</text:p>
      <text:p text:style-name="P31"><text:s text:c="8"/>return;</text:p>
      <text:p text:style-name="P31"><text:s text:c="4"/>}</text:p>
      <text:p text:style-name="P31"/>
      <text:p text:style-name="P31"><text:soft-page-break/><text:s text:c="4"/>if (!isPointersNulls(beamUnion.pointers.Left, beamUnion.pointers.Right))</text:p>
      <text:p text:style-name="P31"><text:s text:c="4"/>{</text:p>
      <text:p text:style-name="P31"><text:s text:c="8"/>currentlyAt_ptr-&gt;append("0");</text:p>
      <text:p text:style-name="P31"><text:s text:c="8"/>cout &lt;&lt; buffer &lt;&lt; "Go left\n";</text:p>
      <text:p text:style-name="P31"><text:s text:c="8"/>beamUnion.pointers.Left-&gt;isContainsListHandlerWithOutput(second, result_ptr, currentlyAt_ptr, ++deepness);</text:p>
      <text:p text:style-name="P31"/>
      <text:p text:style-name="P31"><text:s text:c="8"/>currentlyAt_ptr-&gt;append("1");</text:p>
      <text:p text:style-name="P31"><text:s text:c="8"/>cout &lt;&lt; buffer &lt;&lt; "Go right\n";</text:p>
      <text:p text:style-name="P31"><text:s text:c="8"/>beamUnion.pointers.Right-&gt;isContainsListHandlerWithOutput(second, result_ptr, currentlyAt_ptr, ++deepness);</text:p>
      <text:p text:style-name="P31"><text:s text:c="4"/>}</text:p>
      <text:p text:style-name="P31"/>
      <text:p text:style-name="P31"><text:s text:c="4"/>cout &lt;&lt; buffer &lt;&lt; "Go up, out of this node\n";</text:p>
      <text:p text:style-name="P31"><text:s text:c="4"/>*currentlyAt_ptr = currentlyAt_ptr-&gt;substr(0, currentlyAt_ptr-&gt;size() -1);;</text:p>
      <text:p text:style-name="P31"><text:s text:c="4"/>return;</text:p>
      <text:p text:style-name="P31">}</text:p>
      <text:p text:style-name="P31"/>
      <text:p text:style-name="P31">string* Beam::isContainsListWithOutput(Beam second)</text:p>
      <text:p text:style-name="P31">{</text:p>
      <text:p text:style-name="P31"><text:s text:c="4"/>auto result_ptr = new string;</text:p>
      <text:p text:style-name="P31"><text:s text:c="4"/>auto currentlyAt_ptr = new string;</text:p>
      <text:p text:style-name="P31"><text:s text:c="4"/>cout &lt;&lt; "Call the handler function\n";</text:p>
      <text:p text:style-name="P31"><text:s text:c="4"/>this-&gt;isContainsListHandlerWithOutput(second, result_ptr, currentlyAt_ptr, 0);</text:p>
      <text:p text:style-name="P31"><text:s text:c="4"/>return result_ptr;</text:p>
      <text:p text:style-name="P31">}</text:p>
      <text:p text:style-name="P31"/>
      <text:p text:style-name="P31">void inputHandler(string whatToSearch, string whereToSearch)</text:p>
      <text:p text:style-name="P31">{</text:p>
      <text:p text:style-name="P31"><text:s text:c="4"/>Beam beam1(whatToSearch);</text:p>
      <text:p text:style-name="P31"><text:s text:c="4"/>Beam beam2(whereToSearch);</text:p>
      <text:p text:style-name="P31"/>
      <text:p text:style-name="P31"><text:s text:c="4"/>if (beam1.isEqual(beam2))</text:p>
      <text:p text:style-name="P31"><text:s text:c="4"/>{</text:p>
      <text:p text:style-name="P31"><text:s text:c="8"/>cout &lt;&lt; "BEAMS ARE EQUAL\n";</text:p>
      <text:p text:style-name="P31"><text:s text:c="4"/>}</text:p>
      <text:p text:style-name="P31"><text:s text:c="4"/>else</text:p>
      <text:p text:style-name="P31"><text:s text:c="4"/>{</text:p>
      <text:p text:style-name="P31"><text:s text:c="8"/>string result = *(beam2.isContainsListWithOutput(beam1));</text:p>
      <text:p text:style-name="P31"><text:s text:c="8"/>cout &lt;&lt; "THE ANSWER IS " &lt;&lt; result &lt;&lt; '\n';</text:p>
      <text:p text:style-name="P31"><text:s text:c="4"/>}</text:p>
      <text:p text:style-name="P31">}</text:p>
      <text:p text:style-name="P31"/>
      <text:p text:style-name="P31">void introductionMessageView()</text:p>
      <text:p text:style-name="P31">{</text:p>
      <text:p text:style-name="P31"><text:s text:c="4"/>cout &lt;&lt; "File input example: ./main -f test.txt\n\n";</text:p>
      <text:p text:style-name="P31"><text:s text:c="4"/>cout &lt;&lt; "Separator -- &lt;,&gt;, do not use space\n";</text:p>
      <text:p text:style-name="P31"><text:s text:c="4"/>cout &lt;&lt; "Examples of trees: (any positive int numbers can be in brackets)\n";</text:p>
      <text:p text:style-name="P31"><text:s text:c="4"/>cout &lt;&lt; "(1,1)\n";</text:p>
      <text:p text:style-name="P31"><text:s text:c="4"/>cout &lt;&lt; "((1,1),(1,1))\n";</text:p>
      <text:p text:style-name="P31"><text:s text:c="4"/>cout &lt;&lt; "((1,1),(((2,1),(1,1)),(1,1)))\n";</text:p>
      <text:p text:style-name="P31"><text:s text:c="4"/>cout &lt;&lt; "((((1,1),(1,1)),((1,1),(1,1))),(((1,1),(1,1)),((1,1),(1,1))))\n\n";</text:p>
      <text:p text:style-name="P31"><text:s text:c="4"/>cout &lt;&lt; "q to exit\n";</text:p>
      <text:p text:style-name="P31"/>
      <text:p text:style-name="P31"><text:soft-page-break/><text:s text:c="4"/>cout &lt;&lt; "\nOutput explanations:\n";</text:p>
      <text:p text:style-name="P31"><text:s text:c="4"/>cout &lt;&lt; "\n0 in address == left node\n1 == right node\n";</text:p>
      <text:p text:style-name="P31">}</text:p>
      <text:p text:style-name="P31"/>
      <text:p text:style-name="P31">void stdInputCase()</text:p>
      <text:p text:style-name="P31">{</text:p>
      <text:p text:style-name="P31"><text:s text:c="4"/>string whatToSearch, whereToSearch;</text:p>
      <text:p text:style-name="P31"><text:s text:c="4"/>cin &gt;&gt; whatToSearch;</text:p>
      <text:p text:style-name="P31"><text:s text:c="4"/>cin &gt;&gt; whereToSearch;</text:p>
      <text:p text:style-name="P31"/>
      <text:p text:style-name="P31"><text:s text:c="4"/>while (whatToSearch.compare("q") != 0)</text:p>
      <text:p text:style-name="P31"><text:s text:c="4"/>{</text:p>
      <text:p text:style-name="P31"><text:s text:c="8"/>try</text:p>
      <text:p text:style-name="P31"><text:s text:c="8"/>{</text:p>
      <text:p text:style-name="P31"><text:s text:c="12"/>Beam beam1(whatToSearch);</text:p>
      <text:p text:style-name="P31"><text:s text:c="12"/>Beam beam2(whereToSearch);</text:p>
      <text:p text:style-name="P31"><text:s text:c="12"/>inputHandler(whatToSearch, whereToSearch);</text:p>
      <text:p text:style-name="P31"><text:s text:c="8"/>}</text:p>
      <text:p text:style-name="P31"><text:s text:c="8"/>catch (const char* msg)</text:p>
      <text:p text:style-name="P31"><text:s text:c="8"/>{</text:p>
      <text:p text:style-name="P31"><text:s text:c="12"/>cerr &lt;&lt; msg &lt;&lt; '\n';</text:p>
      <text:p text:style-name="P31"><text:s text:c="8"/>}</text:p>
      <text:p text:style-name="P31"/>
      <text:p text:style-name="P31"><text:s text:c="8"/>cout &lt;&lt; "Please, input binary tree to search and where to search.\n";</text:p>
      <text:p text:style-name="P31"><text:s text:c="8"/>cin &gt;&gt; whatToSearch;</text:p>
      <text:p text:style-name="P31"><text:s text:c="8"/>cin &gt;&gt; whereToSearch;</text:p>
      <text:p text:style-name="P31"><text:s text:c="4"/>}</text:p>
      <text:p text:style-name="P31">}</text:p>
      <text:p text:style-name="P31"/>
      <text:p text:style-name="P31">void fileInputCase(string path)</text:p>
      <text:p text:style-name="P31">{</text:p>
      <text:p text:style-name="P31"><text:s text:c="4"/>ifstream inFile;</text:p>
      <text:p text:style-name="P31"><text:s text:c="4"/>inFile.open(path);</text:p>
      <text:p text:style-name="P31"><text:s text:c="4"/></text:p>
      <text:p text:style-name="P31"><text:s text:c="4"/>string whatToSearch, whereToSearch;</text:p>
      <text:p text:style-name="P31"/>
      <text:p text:style-name="P31"><text:s text:c="4"/>while (inFile &gt;&gt; whatToSearch &amp;&amp; inFile &gt;&gt; whereToSearch)</text:p>
      <text:p text:style-name="P31"><text:s text:c="4"/>{</text:p>
      <text:p text:style-name="P31"><text:s text:c="8"/>try</text:p>
      <text:p text:style-name="P31"><text:s text:c="8"/>{</text:p>
      <text:p text:style-name="P31"><text:s text:c="12"/>Beam beam1(whatToSearch);</text:p>
      <text:p text:style-name="P31"><text:s text:c="12"/>Beam beam2(whereToSearch);</text:p>
      <text:p text:style-name="P31"><text:s text:c="12"/>inputHandler(whatToSearch, whereToSearch);</text:p>
      <text:p text:style-name="P31"><text:s text:c="8"/>}</text:p>
      <text:p text:style-name="P31"><text:s text:c="8"/>catch (const char* msg)</text:p>
      <text:p text:style-name="P31"><text:s text:c="8"/>{</text:p>
      <text:p text:style-name="P31"><text:s text:c="12"/>cerr &lt;&lt; msg &lt;&lt; '\n';</text:p>
      <text:p text:style-name="P31"><text:s text:c="8"/>}</text:p>
      <text:p text:style-name="P31"><text:s text:c="4"/>}</text:p>
      <text:p text:style-name="P31"><text:s text:c="4"/>inFile.close();</text:p>
      <text:p text:style-name="P31">}</text:p>
      <text:p text:style-name="P31"/>
      <text:p text:style-name="P31">int main(int argc, char *argv[])</text:p>
      <text:p text:style-name="P31">{</text:p>
      <text:p text:style-name="P31"><text:soft-page-break/><text:s text:c="4"/>// Comments are, at best, a necessary evil, nothing to celebrate -- Robert Martin</text:p>
      <text:p text:style-name="P31"><text:s text:c="4"/>if (argc&gt;= 2) // Arguments case</text:p>
      <text:p text:style-name="P31"><text:s text:c="4"/>{</text:p>
      <text:p text:style-name="P31"><text:s text:c="8"/>string flag(argv[1]);</text:p>
      <text:p text:style-name="P31"><text:s text:c="8"/>string path(argv[2]);</text:p>
      <text:p text:style-name="P31"><text:s text:c="8"/>if (flag.compare("-f") == 0)</text:p>
      <text:p text:style-name="P31"><text:s text:c="12"/>fileInputCase(path); // No obvious way to overload the function</text:p>
      <text:p text:style-name="P31"><text:s text:c="8"/>return 0;</text:p>
      <text:p text:style-name="P31"><text:s text:c="4"/>}</text:p>
      <text:p text:style-name="P31"><text:s text:c="4"/>cout &lt;&lt; "Please, input binary tree to search and where to search.\n";</text:p>
      <text:p text:style-name="P31"><text:s text:c="4"/>introductionMessageView();</text:p>
      <text:p text:style-name="P31"><text:s text:c="4"/>stdInputCase();</text:p>
      <text:p text:style-name="P31"/>
      <text:p text:style-name="P31"><text:s text:c="4"/>return 0;</text:p>
      <text:p text:style-name="P10"/>
      <text:p text:style-name="P10"/>
      <text:p text:style-name="P15"><text:span text:style-name="Основной_20_шрифт_20_абзаца"><text:span text:style-name="T20">Название файла: </text:span></text:span><text:span text:style-name="Основной_20_шрифт_20_абзаца"><text:span text:style-name="T21">Beam</text:span></text:span><text:span text:style-name="Основной_20_шрифт_20_абзаца"><text:span text:style-name="T20">.</text:span></text:span><text:span text:style-name="Основной_20_шрифт_20_абзаца"><text:span text:style-name="T21">h</text:span></text:span></text:p>
      <text:p text:style-name="P15"><text:span text:style-name="Основной_20_шрифт_20_абзаца"><text:span text:style-name="T21"/></text:span></text:p>
      <text:p text:style-name="P15"><text:span text:style-name="Основной_20_шрифт_20_абзаца">#pragma once</text:span></text:p>
      <text:p text:style-name="P15"><text:span text:style-name="Основной_20_шрифт_20_абзаца"/></text:p>
      <text:p text:style-name="P15"><text:span text:style-name="Основной_20_шрифт_20_абзаца">#include &lt;iostream&gt;</text:span></text:p>
      <text:p text:style-name="P15"><text:span text:style-name="Основной_20_шрифт_20_абзаца">#include &lt;string.h&gt;</text:span></text:p>
      <text:p text:style-name="P15"><text:span text:style-name="Основной_20_шрифт_20_абзаца">#include &lt;csignal&gt;</text:span></text:p>
      <text:p text:style-name="P15"><text:span text:style-name="Основной_20_шрифт_20_абзаца">#include &lt;fstream&gt;</text:span></text:p>
      <text:p text:style-name="P15"><text:span text:style-name="Основной_20_шрифт_20_абзаца"/></text:p>
      <text:p text:style-name="P15"><text:span text:style-name="Основной_20_шрифт_20_абзаца">using namespace std;</text:span></text:p>
      <text:p text:style-name="P15"><text:span text:style-name="Основной_20_шрифт_20_абзаца"/></text:p>
      <text:p text:style-name="P15"><text:span text:style-name="Основной_20_шрифт_20_абзаца">int RECURSION_DEEPNESS = 0;</text:span></text:p>
      <text:p text:style-name="P15"><text:span text:style-name="Основной_20_шрифт_20_абзаца"/></text:p>
      <text:p text:style-name="P15"><text:span text:style-name="Основной_20_шрифт_20_абзаца">class Beam</text:span></text:p>
      <text:p text:style-name="P15"><text:span text:style-name="Основной_20_шрифт_20_абзаца">{</text:span></text:p>
      <text:p text:style-name="P15"><text:span text:style-name="Основной_20_шрифт_20_абзаца">private:</text:span></text:p>
      <text:p text:style-name="P15"><text:span text:style-name="Основной_20_шрифт_20_абзаца"><text:s text:c="4"/>struct Values { int mass = -1, lever = -1; };</text:span></text:p>
      <text:p text:style-name="P15"><text:span text:style-name="Основной_20_шрифт_20_абзаца"/></text:p>
      <text:p text:style-name="P15"><text:span text:style-name="Основной_20_шрифт_20_абзаца"><text:s text:c="4"/>struct Pointers</text:span></text:p>
      <text:p text:style-name="P15"><text:span text:style-name="Основной_20_шрифт_20_абзаца"><text:s text:c="4"/>{</text:span></text:p>
      <text:p text:style-name="P15"><text:span text:style-name="Основной_20_шрифт_20_абзаца"><text:s text:c="8"/>Beam* Left = nullptr;</text:span></text:p>
      <text:p text:style-name="P15"><text:span text:style-name="Основной_20_шрифт_20_абзаца"><text:s text:c="8"/>Beam* Right = nullptr;</text:span></text:p>
      <text:p text:style-name="P15"><text:span text:style-name="Основной_20_шрифт_20_абзаца"><text:s text:c="4"/>};</text:span></text:p>
      <text:p text:style-name="P15"><text:span text:style-name="Основной_20_шрифт_20_абзаца"/></text:p>
      <text:p text:style-name="P15"><text:span text:style-name="Основной_20_шрифт_20_абзаца"><text:s text:c="4"/>struct BeamUnion</text:span></text:p>
      <text:p text:style-name="P15"><text:span text:style-name="Основной_20_шрифт_20_абзаца"><text:s text:c="4"/>{</text:span></text:p>
      <text:p text:style-name="P15"><text:span text:style-name="Основной_20_шрифт_20_абзаца"><text:s text:c="8"/>Values values;</text:span></text:p>
      <text:p text:style-name="P15"><text:soft-page-break/><text:span text:style-name="Основной_20_шрифт_20_абзаца"><text:s text:c="8"/>Pointers pointers;</text:span></text:p>
      <text:p text:style-name="P15"><text:span text:style-name="Основной_20_шрифт_20_абзаца"><text:s text:c="8"/>// No way to make structure like this : (Values || Pointers)</text:span></text:p>
      <text:p text:style-name="P15"><text:span text:style-name="Основной_20_шрифт_20_абзаца"><text:s text:c="8"/>// Union is too low-level, and there is no way to tell the difference</text:span></text:p>
      <text:p text:style-name="P15"><text:span text:style-name="Основной_20_шрифт_20_абзаца"><text:s text:c="8"/>// between Values and Pointers</text:span></text:p>
      <text:p text:style-name="P15"><text:span text:style-name="Основной_20_шрифт_20_абзаца"><text:s text:c="4"/>};</text:span></text:p>
      <text:p text:style-name="P15"><text:span text:style-name="Основной_20_шрифт_20_абзаца"/></text:p>
      <text:p text:style-name="P15"><text:span text:style-name="Основной_20_шрифт_20_абзаца"><text:s text:c="4"/>BeamUnion beamUnion;</text:span></text:p>
      <text:p text:style-name="P15"><text:span text:style-name="Основной_20_шрифт_20_абзаца"/></text:p>
      <text:p text:style-name="P15"><text:span text:style-name="Основной_20_шрифт_20_абзаца"><text:s text:c="4"/>void isContainsListHandler(Beam second, string* result_ptr, string* currentlyAt);</text:span></text:p>
      <text:p text:style-name="P15"><text:span text:style-name="Основной_20_шрифт_20_абзаца"><text:s text:c="4"/>void isContainsListHandlerWithOutput(Beam second, string* result_ptr, string* currentlyAt_ptr, int deepness);</text:span></text:p>
      <text:p text:style-name="P15"><text:span text:style-name="Основной_20_шрифт_20_абзаца"/></text:p>
      <text:p text:style-name="P15"><text:span text:style-name="Основной_20_шрифт_20_абзаца">public:</text:span></text:p>
      <text:p text:style-name="P15"><text:span text:style-name="Основной_20_шрифт_20_абзаца"><text:s text:c="4"/>Beam(string inputString = "(0, 0)");</text:span></text:p>
      <text:p text:style-name="P15"><text:span text:style-name="Основной_20_шрифт_20_абзаца"><text:s text:c="4"/>Beam(const Beam &amp; beam);</text:span></text:p>
      <text:p text:style-name="P15"><text:span text:style-name="Основной_20_шрифт_20_абзаца"><text:s text:c="4"/>~Beam();</text:span></text:p>
      <text:p text:style-name="P15"><text:span text:style-name="Основной_20_шрифт_20_абзаца"><text:s text:c="4"/>void view();</text:span></text:p>
      <text:p text:style-name="P15"><text:span text:style-name="Основной_20_шрифт_20_абзаца"><text:s text:c="4"/>bool isEqual(Beam second);</text:span></text:p>
      <text:p text:style-name="P15"><text:span text:style-name="Основной_20_шрифт_20_абзаца"><text:s text:c="4"/>bool isContains(Beam second);</text:span></text:p>
      <text:p text:style-name="P15"><text:span text:style-name="Основной_20_шрифт_20_абзаца"><text:s text:c="4"/>string* isContainsList(Beam second);</text:span></text:p>
      <text:p text:style-name="P15"><text:span text:style-name="Основной_20_шрифт_20_абзаца"><text:s text:c="4"/>string* isContainsListWithOutput(Beam second);</text:span></text:p>
      <text:p text:style-name="P15"><text:span text:style-name="Основной_20_шрифт_20_абзаца">};</text:span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/></text:p>
      <text:p text:style-name="P15"><text:span text:style-name="Основной_20_шрифт_20_абзаца">bool isPointerNull(Beam* p);</text:span></text:p>
      <text:p text:style-name="P15"><text:span text:style-name="Основной_20_шрифт_20_абзаца">bool isPointersNulls(Beam* p1, Beam* p2);</text:span></text:p>
      <text:p text:style-name="P15"><text:span text:style-name="Основной_20_шрифт_20_абзаца">bool isBracketValid(int bracket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2-05T16:09:03.588860192</dc:date>
    <meta:print-date>2020-10-31T12:42:00Z</meta:print-date>
    <meta:editing-cycles>31</meta:editing-cycles>
    <meta:editing-duration>PT3H42M47S</meta:editing-duration>
    <meta:document-statistic meta:table-count="2" meta:image-count="0" meta:object-count="0" meta:page-count="11" meta:paragraph-count="369" meta:word-count="1322" meta:character-count="12423" meta:non-whitespace-character-count="9899"/>
    <meta:template xlink:type="simple" xlink:actuate="onRequest" xlink:title="" xlink:href="../../../../../../tmp/mozilla_george0/4.odt/Normal.dotm"/>
  </office:meta>
</office:document-meta>
</file>